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Minimum</text:p>
      <text:p text:style-name="P1">Minimum <text:s text:c="1"/>// Short description.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he minimum of the values at the corresponding input coordinat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Minim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imum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min</mo>
    <mo stretchy="false" form="prefix">(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,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style mathvariant="monospace">
          <mi>𝙻</mi>
          <mi>𝚎</mi>
          <mi>𝚜</mi>
          <mi>𝚜</mi>
        </mstyle>
        <mo stretchy="false" form="prefix">(</mo>
        <mstyle mathvariant="monospace">
          <mi>𝚊</mi>
          <mi>𝚛</mi>
          <mi>𝚐</mi>
          <mn>0</mn>
        </mstyle>
        <mo>,</mo>
        <mstyle mathvariant="monospace">
          <mi>𝚊</mi>
          <mi>𝚛</mi>
          <mi>𝚐</mi>
          <mn>1</mn>
        </mstyle>
        <mo stretchy="false" form="postfix">)</mo>
        <mspace width="0.222em"/>
        <mi>Δ</mi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style mathvariant="monospace">
          <mi>𝙻</mi>
          <mi>𝚎</mi>
          <mi>𝚜</mi>
          <mi>𝚜</mi>
        </mstyle>
        <mo stretchy="false" form="prefix">(</mo>
        <mstyle mathvariant="monospace">
          <mi>𝚊</mi>
          <mi>𝚛</mi>
          <mi>𝚐</mi>
          <mn>1</mn>
        </mstyle>
        <mo>,</mo>
        <mstyle mathvariant="monospace">
          <mi>𝚊</mi>
          <mi>𝚛</mi>
          <mi>𝚐</mi>
          <mn>0</mn>
        </mstyle>
        <mo stretchy="false" form="postfix">)</mo>
        <mspace width="0.222em"/>
        <mi>Δ</mi>
      </mtd>
    </mtr>
  </mtable>
</math>
</file>